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03/09/2021</text:span></text:p>
      <text:p text:style-name="P9"/>
      <text:p text:style-name="P10">RECIBI CONFORME</text:p>
      <text:p text:style-name="P9"/>
      <text:p text:style-name="P11">CLIENTE: LEGUIA GUTIERREZ, ANTHONY WILFREDO</text:p>
      <text:p text:style-name="P12">CANT. TOTAL DE CAJAS: 32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S BB CARNE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32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ECONOFLETE</text:span></text:p>
      <text:p text:style-name="P5"><text:span text:style-name="T1">Destino: </text:span><text:span text:style-name="T3">LIM</text:span></text:p>
      <text:p text:style-name="P5"/>
      <text:p text:style-name="P5">Recojo: <text:span text:style-name="T3">LEGUIA GUTIERREZ, ANTHONY WILFREDO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02T22:38:41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